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Nadira</text:p>
      <text:p text:style-name="P2">Asal sekolah : DAREL HIKMA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3.278082350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60" meta:non-whitespace-character-count="52"/>
  </office:meta>
</office:document-meta>
</file>